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reathe" svg:font-family="Wreath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67cm" svg:height="1.327cm" svg:x="2.397cm" svg:y="2.524cm">
          <draw:text-box>
            <text:p>Tooth brush desig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reathe" svg:font-family="Wreath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Wreathe" fo:font-family="Wreathe" style:font-style-name="Regular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06:07.344958152</meta:creation-date>
    <dc:date>2018-05-21T11:07:36.363468920</dc:date>
    <meta:editing-duration>PT1M29S</meta:editing-duration>
    <meta:editing-cycles>1</meta:editing-cycles>
    <meta:document-statistic meta:object-count="1"/>
    <meta:generator>LibreOffice/5.4.5.1$Linux_X86_64 LibreOffice_project/40m0$Build-1</meta:generator>
  </office:meta>
</office:document-meta>
</file>